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5cm" fo:min-width="2.7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6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6.116cm" fo:min-width="4.5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eeeeee" draw:textarea-horizontal-align="justify" draw:textarea-vertical-align="middle" draw:auto-grow-height="false" fo:min-height="1.15cm" fo:min-width="4.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-color="#eeeeee" draw:textarea-horizontal-align="justify" draw:textarea-vertical-align="middle" draw:auto-grow-height="false" fo:min-height="1.116cm" fo:min-width="4.566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788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3465a4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3465a4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cm" svg:height="0.962cm" svg:x="0.4cm" svg:y="2.6cm">
          <draw:text-box>
            <text:p>Pessoa pessoa;</text:p>
          </draw:text-box>
        </draw:frame>
        <draw:frame draw:style-name="gr2" draw:text-style-name="P2" draw:layer="layout" svg:width="5.6cm" svg:height="1cm" svg:x="2.1cm" svg:y="0.5cm">
          <draw:text-box>
            <text:p><text:span text:style-name="T1">Código</text:span></text:p>
          </draw:text-box>
        </draw:frame>
        <draw:frame draw:style-name="gr2" draw:text-style-name="P2" draw:layer="layout" svg:width="5.6cm" svg:height="1cm" svg:x="12.6cm" svg:y="0.5cm">
          <draw:text-box>
            <text:p><text:span text:style-name="T1">Memória</text:span></text:p>
          </draw:text-box>
        </draw:frame>
        <draw:custom-shape draw:style-name="gr3" draw:text-style-name="P4" draw:layer="layout" svg:width="3.2cm" svg:height="1.4cm" svg:x="11.3cm" svg:y="2.5cm">
          <text:p text:style-name="P3"><text:span text:style-name="T2">null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7.8cm" svg:height="1.673cm" svg:x="0.4cm" svg:y="6cm">
          <draw:text-box>
            <text:p>pessoa = new Pessoa();</text:p>
          </draw:text-box>
        </draw:frame>
        <draw:custom-shape draw:style-name="gr5" draw:text-style-name="P4" draw:layer="layout" svg:width="3.2cm" svg:height="1.4cm" svg:x="11.3cm" svg:y="2.5cm">
          <text:p text:style-name="P3"><text:span text:style-name="T2">null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2cm" svg:height="1.4cm" svg:x="11.3cm" svg:y="5.8cm">
          <text:p text:style-name="P3"><text:span text:style-name="T2">nul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1cm" svg:height="6.4cm" svg:x="16.5cm" svg:y="5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1cm" svg:height="1.4cm" svg:x="16.5cm" svg:y="5.9cm">
          <text:p text:style-name="P3">metadado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6.5cm" svg:y="7.3cm">
          <text:p text:style-name="P3">cpf = null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6.5cm" svg:y="8.7cm">
          <text:p text:style-name="P3">nome = null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6.5cm" svg:y="10.9cm">
          <text:p text:style-name="P3">paginasLidas = 0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3cm" svg:height="1.038cm" svg:x="18.6cm" svg:y="9.9cm">
          <draw:text-box>
            <text:p><text:span text:style-name="T3">...</text:span></text:p>
          </draw:text-box>
        </draw:frame>
        <draw:custom-shape draw:style-name="gr5" draw:text-style-name="P4" draw:layer="layout" svg:width="3.2cm" svg:height="1.4cm" svg:x="11.3cm" svg:y="13.1cm">
          <text:p text:style-name="P3"><text:span text:style-name="T2">ref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1cm" svg:height="6.4cm" svg:x="16.5cm" svg:y="1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6.5cm" svg:y="13.2cm">
          <text:p text:style-name="P3">metadado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6.5cm" svg:y="14.6cm">
          <text:p text:style-name="P3">cpf = null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6.5cm" svg:y="16cm">
          <text:p text:style-name="P3">nome = null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1cm" svg:height="1.4cm" svg:x="16.5cm" svg:y="18.2cm">
          <text:p text:style-name="P3">paginasLidas = 0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3cm" svg:height="1.038cm" svg:x="18.6cm" svg:y="17.2cm">
          <draw:text-box>
            <text:p><text:span text:style-name="T3">...</text:span></text:p>
          </draw:text-box>
        </draw:frame>
        <draw:line draw:style-name="gr10" draw:text-style-name="P7" draw:layer="layout" svg:x1="14.5cm" svg:y1="13.8cm" svg:x2="16.5cm" svg:y2="13.8cm">
          <text:p/>
        </draw:line>
        <draw:frame draw:style-name="gr11" draw:text-style-name="P1" draw:layer="layout" svg:width="2.953cm" svg:height="0.962cm" svg:x="11.347cm" svg:y="8.838cm">
          <draw:text-box>
            <text:p>1º passo</text:p>
          </draw:text-box>
        </draw:frame>
        <draw:frame draw:style-name="gr11" draw:text-style-name="P1" draw:layer="layout" svg:width="2.953cm" svg:height="0.962cm" svg:x="11.348cm" svg:y="15.838cm">
          <draw:text-box>
            <text:p>2º pass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09-03T12:38:39.454778494</meta:creation-date>
    <dc:date>2020-09-04T02:17:39.487613935</dc:date>
    <dc:creator>Danilo Carvalho</dc:creator>
    <meta:editing-duration>PT1H47M36S</meta:editing-duration>
    <meta:editing-cycles>7</meta:editing-cycles>
    <meta:generator>LibreOffice/6.2.0.3$MacOSX_X86_64 LibreOffice_project/98c6a8a1c6c7b144ce3cc729e34964b47ce25d62</meta:generator>
    <meta:document-statistic meta:object-count="23"/>
  </office:meta>
</office:document-meta>
</file>